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560BB7489112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0560BB748911262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e seul moyen d'aller à Dieu</text:span></text:p>
            <text:p text:style-name="P3"><text:span text:style-name="T2">(Jean 14.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9:25.661000000</dc:date>
    <meta:editing-duration>PT2H27M57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